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officeooo:paragraph-rsid="0009ccda"/>
    </style:style>
    <style:style style:name="T1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monospace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333333" style:font-name="monospace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333333" style:font-name="monospace" fo:font-size="13pt" fo:letter-spacing="normal" fo:font-style="normal" fo:font-weight="normal" officeooo:rsid="0009ccda" style:font-size-asian="13pt" style:font-size-complex="13pt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333333" fo:font-size="14pt" fo:letter-spacing="normal" style:font-size-asian="14pt" style:font-size-complex="14pt"/>
    </style:style>
    <style:style style:name="T8" style:family="text">
      <style:text-properties fo:font-variant="normal" fo:text-transform="none" fo:color="#333333" fo:font-size="13pt" fo:letter-spacing="normal" style:font-size-asian="13pt" style:font-size-complex="13pt"/>
    </style:style>
    <style:style style:name="T9" style:family="text">
      <style:text-properties fo:font-variant="normal" fo:text-transform="none" fo:color="#6f1616" style:text-line-through-style="none" style:text-line-through-type="none" style:font-name="monospace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f1616" style:text-line-through-style="none" style:text-line-through-type="none" style:font-name="monospace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6f1616" style:text-line-through-style="none" style:text-line-through-type="none" style:font-name="monospace" fo:font-size="14pt" fo:letter-spacing="normal" fo:font-style="normal" style:text-underline-style="none" fo:font-weight="normal" style:text-blinking="false" style:font-size-asian="14pt" style:font-size-complex="14pt"/>
    </style:style>
    <style:style style:name="T12" style:family="text">
      <style:text-properties fo:font-variant="normal" fo:text-transform="none" fo:color="#6f1616" style:text-line-through-style="none" style:text-line-through-type="none" style:font-name="monospace" fo:font-size="13pt" fo:letter-spacing="normal" fo:font-style="normal" style:text-underline-style="none" fo:font-weight="normal" style:text-blinking="false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/></text:p>
      <text:p text:style-name="P2"><text:span text:style-name="T4">1. This is the link for the word2vec word vectors (trained on ~4.3lac computer science papers, 3.7B tokens):</text:span><text:span text:style-name="T14"><text:line-break/></text:span><text:bookmark text:name="OBJ_PREFIX_DWT44_com_zimbra_url"/><text:a xlink:type="simple" xlink:href="https://www.dropbox.com/sh/2k0gw5qc6jffo3p/AADJI8RruMfbWS02vupCw117a?dl=0" office:target-frame-name="_blank" xlink:show="new" text:style-name="Internet_20_link" text:visited-style-name="Visited_20_Internet_20_Link"><text:span text:style-name="T12">https://www.dropbox.com/sh/2k0gw5qc6jffo3p/AADJI8RruMfbWS02vupCw117a?dl=0</text:span></text:a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2. The pre-processing used for the above is:</text:span><text:span text:style-name="T14"><text:line-break/></text:span><text:span text:style-name="T4">stemmer = nltk.stem.porter.PorterStemmer()</text:span><text:span text:style-name="T14"><text:line-break/></text:span><text:span text:style-name="T4">word = re.sub(r'\W+', '', word)</text:span></text:p>
      <text:p text:style-name="P2"><text:span text:style-name="T4">word = stemmer.stem(word).lower()</text:span><text:span text:style-name="T14"><text:line-break/><text:line-break/></text:span></text:p>
      <text:p text:style-name="P2"><text:span text:style-name="T4"/></text:p>
      <text:p text:style-name="P2"><text:span text:style-name="T4"/></text:p>
      <text:p text:style-name="P2"><text:span text:style-name="T4">3. You can get a 300 dimensional vector representation of all 1 word algorithm names which was present in the corpus. (this was trained only for single words, no n-grams :\ ). You can load the file using gensim library:</text:span><text:bookmark text:name="OBJ_PREFIX_DWT45_com_zimbra_url"/><text:bookmark text:name="OBJ_PREFIX_DWT46_com_zimbra_url"/><text:a xlink:type="simple" xlink:href="https://radimrehurek.com/gensim/" office:target-frame-name="_blank" xlink:show="new" text:style-name="Internet_20_link" text:visited-style-name="Visited_20_Internet_20_Link"><text:span text:style-name="T12">https://radimrehurek.com/gensim/</text:span></text:a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4. Try to make use of the word vectors to improve your output and filter out false-positives. You can use the positive - negative distance metrics which I mentioned before OR any other techniques which you may find useful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5. Till now you have only worked with Springer LNCS / LNAI formatted scientific papers. Can you modify your algorithms to also work with ACL and ICML style formats ? Here is a sample of these kind of papers:</text:span><text:bookmark text:name="OBJ_PREFIX_DWT47_com_zimbra_url"/><text:bookmark text:name="OBJ_PREFIX_DWT49_com_zimbra_url"/><text:a xlink:type="simple" xlink:href="http://aclweb.org/anthology/D/D12/D12-1087.pdf" office:target-frame-name="_blank" xlink:show="new" text:style-name="Internet_20_link" text:visited-style-name="Visited_20_Internet_20_Link"><text:span text:style-name="T12">http://aclweb.org/anthology/D/D12/D12-1087.pdf</text:span></text:a><text:span text:style-name="T8"> </text:span><text:span text:style-name="T4">,</text:span><text:bookmark text:name="OBJ_PREFIX_DWT48_com_zimbra_url"/><text:bookmark text:name="OBJ_PREFIX_DWT50_com_zimbra_url"/><text:a xlink:type="simple" xlink:href="http://jmlr.org/proceedings/papers/v37/zhaoa15.pdf" office:target-frame-name="_blank" xlink:show="new" text:style-name="Internet_20_link" text:visited-style-name="Visited_20_Internet_20_Link"><text:span text:style-name="T12">http://jmlr.org/proceedings/papers/v37/zhaoa15.pdf</text:span></text:a><text:span text:style-name="T8">  </text:span><text:span text:style-name="T4">- You need to change your regular expressions to detect citations in these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4">6. Prepare the documentation (project report) and a video presentation by </text:span><text:bookmark text:name="OBJ_PREFIX_DWT51_com_zimbra_date"/><text:bookmark text:name="OBJ_PREFIX_DWT52_com_zimbra_date"/><text:span text:style-name="T12">April 15th</text:span><text:span text:style-name="T8"> </text:span><text:span text:style-name="T4">and submit to moodle. I will have the final evaluations done on 16th April.</text:span><text:span text:style-name="T8"> 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7. There will be individual viva and you be graded based on total team effort, individual contributions, full understanding of the codes, upto the mark understanding of the libraries us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5:48:57.019573909</meta:creation-date>
    <dc:date>2016-04-09T18:33:20.898877346</dc:date>
    <meta:editing-duration>PT2H29M13S</meta:editing-duration>
    <meta:editing-cycles>1</meta:editing-cycles>
    <meta:document-statistic meta:table-count="0" meta:image-count="0" meta:object-count="0" meta:page-count="2" meta:paragraph-count="8" meta:word-count="227" meta:character-count="1540" meta:non-whitespace-character-count="1317"/>
    <meta:generator>LibreOffice/4.4.2.2$Linux_X86_64 LibreOffice_project/40m0$Build-2</meta:generator>
  </office:meta>
</office:document-meta>
</file>